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맑은 고딕" svg:font-family="'맑은 고딕'" style:font-family-generic="system" style:font-pitch="variable"/>
    <style:font-face style:name="맑은 고딕1" svg:font-family="'맑은 고딕'"/>
    <style:font-face style:name="맑은 고딕2" svg:font-family="'맑은 고딕', 'Noto Sans KR', 돋움, 돋움체, 굴림, 굴림체, 'Courier New'" style:font-family-generic="modern" style:font-pitch="fixed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3.346cm"/>
    </style:style>
    <style:style style:name="co6" style:family="table-column">
      <style:table-column-properties fo:break-before="auto" style:column-width="8.297cm"/>
    </style:style>
    <style:style style:name="co7" style:family="table-column">
      <style:table-column-properties fo:break-before="auto" style:column-width="2.304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4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맑은 고딕1" style:font-size-complex="11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맑은 고딕2" style:font-size-complex="11pt"/>
    </style:style>
    <style:style style:name="ce9" style:family="table-cell" style:parent-style-name="Default">
      <style:text-properties style:font-name="Noto Sans" fo:font-size="11pt" style:font-name-asian="Noto Sans" style:font-size-asian="11pt" style:font-size-complex="11pt"/>
    </style:style>
    <style:style style:name="T1" style:family="text">
      <style:text-properties style:font-name="Noto Sans CJK KR1"/>
    </style:style>
    <style:style style:name="T2" style:family="text">
      <style:text-properties fo:color="#000000" style:font-name="Noto Sans CJK K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" style:font-name-complex="Noto Sans CJK KR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맑은 고딕2" style:font-name-asian="맑은 고딕2" style:font-name-complex="맑은 고딕2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7" table:default-cell-style-name="ce3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(세션으로 확인)</text:p>
          </table:table-cell>
          <table:table-cell table:style-name="ce4" office:value-type="string" calcext:value-type="string">
            <text:p>파라미터</text:p>
          </table:table-cell>
          <table:table-cell table:style-name="ce1" office:value-type="string" calcext:value-type="string">
            <text:p>구현여부</text:p>
          </table:table-cell>
          <table:table-cell table:style-name="ce1" office:value-type="string" calcext:value-type="string">
            <text:p>반환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, nicknam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로그아웃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out</text:p>
          </table:table-cell>
          <table:table-cell office:value-type="string" calcext:value-type="string">
            <text:p>o</text:p>
          </table:table-cell>
          <table:table-cell table:style-name="ce6"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로그인했는지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/is-login</text:p>
          </table:table-cell>
          <table:table-cell/>
          <table:table-cell table:style-name="ce6"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userid, password, nicknam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카테고리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카테고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me, abbreviation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게시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실시간 베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bes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개념글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like-cut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검색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search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title, content, password</text:p>
          </table:table-cell>
          <table:table-cell office:value-type="string" calcext:value-type="string">
            <text:p>o</text:p>
          </table:table-cell>
          <table:table-cell table:style-name="ce9" table:number-columns-repeated="16377"/>
        </table:table-row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tle, conte<text:span text:style-name="T1">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/{post_id}/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/{post_id}/dis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content, password, prev_comment_i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2">comment_id, </text:span><text:span text:style-name="T3">conte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 table:number-rows-repeated="104854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맑은 고딕" svg:font-family="'맑은 고딕'" style:font-family-generic="system" style:font-pitch="variable"/>
    <style:font-face style:name="맑은 고딕1" svg:font-family="'맑은 고딕'"/>
    <style:font-face style:name="맑은 고딕2" svg:font-family="'맑은 고딕', 'Noto Sans KR', 돋움, 돋움체, 굴림, 굴림체, 'Courier New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00/00/00</text:date>, <text:time style:data-style-name="N2" text:time-value="02:11:28.2210638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creation-date>2025-05-08T18:37:18Z</meta:creation-date>
    <dc:date>2025-05-18T02:11:47.397848800</dc:date>
    <meta:editing-cycles>77</meta:editing-cycles>
    <meta:editing-duration>PT14H43M49S</meta:editing-duration>
    <meta:document-statistic meta:table-count="1" meta:cell-count="145" meta:object-count="0"/>
  </office:meta>
</office:document-meta>
</file>